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000000" draw:marker-start-width="0.358cm" draw:marker-end-width="0.358cm" draw:fill-color="#ffffff" draw:textarea-horizontal-align="justify" draw:textarea-vertical-align="middle" draw:auto-grow-height="false" fo:min-height="5.149cm" fo:min-width="5.808cm" fo:padding-top="0.177cm" fo:padding-bottom="0.177cm" fo:padding-left="0.302cm" fo:padding-right="0.302cm"/>
    </style:style>
    <style:style style:name="gr2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0.612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1.7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2.134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4.26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69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1.378cm" fo:min-width="1.128cm"/>
      <style:paragraph-properties style:writing-mode="lr-tb"/>
    </style:style>
    <style:style style:name="gr9" style:family="graphic" style:parent-style-name="standard">
      <style:graphic-properties svg:stroke-color="#000000" draw:fill-color="#ff3333" draw:textarea-horizontal-align="justify" draw:textarea-vertical-align="middle" draw:auto-grow-height="false" fo:min-height="1.378cm" fo:min-width="1.128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 draw:fill-color="#ffffff"/>
      <style:text-properties fo:font-weight="bold" style:font-weight-asian="bold" style:font-weight-complex="bold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-color="#ff3333"/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194cm" svg:height="8.749cm" draw:transform="rotate (-1.57149445849569) translate (13.277cm 8.106cm)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10.194cm" svg:height="8.749cm" draw:transform="rotate (-1.57149445849569) translate (22.221cm 8.206cm)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10.194cm" svg:height="8.749cm" draw:transform="rotate (-1.57149445849569) translate (26.721cm 0.406cm)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10.194cm" svg:height="8.749cm" draw:transform="rotate (-1.57149445849569) translate (31.121cm 8.206cm)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10.194cm" svg:height="8.749cm" draw:transform="rotate (-1.57149445849569) translate (17.821cm 0.406cm)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10.194cm" svg:height="8.749cm" draw:transform="rotate (-1.57149445849569) translate (8.921cm 0.306cm)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2" draw:text-style-name="P2" draw:layer="layout" svg:width="3.4cm" svg:height="0.962cm" svg:x="7.121cm" svg:y="9.438cm">
          <draw:text-box draw:corner-radius="0.7cm">
            <text:p><text:span text:style-name="T1">Garden</text:span></text:p>
          </draw:text-box>
        </draw:frame>
        <draw:frame draw:style-name="gr2" draw:text-style-name="P2" draw:layer="layout" svg:width="3.4cm" svg:height="0.962cm" svg:x="12.021cm" svg:y="1.638cm">
          <draw:text-box>
            <text:p><text:span text:style-name="T1">Garden</text:span></text:p>
          </draw:text-box>
        </draw:frame>
        <draw:frame draw:style-name="gr3" draw:text-style-name="P2" draw:layer="layout" svg:width="3.4cm" svg:height="0.962cm" svg:x="2.721cm" svg:y="1.438cm">
          <draw:text-box>
            <text:p><text:span text:style-name="T1">House</text:span></text:p>
          </draw:text-box>
        </draw:frame>
        <draw:frame draw:style-name="gr2" draw:text-style-name="P2" draw:layer="layout" svg:width="3.4cm" svg:height="0.962cm" svg:x="16.421cm" svg:y="9.338cm">
          <draw:text-box>
            <text:p><text:span text:style-name="T1">Garden</text:span></text:p>
          </draw:text-box>
        </draw:frame>
        <draw:frame draw:style-name="gr4" draw:text-style-name="P3" draw:layer="layout" svg:width="6cm" svg:height="2cm" svg:x="10.821cm" svg:y="2.7cm">
          <draw:text-box>
            <text:list text:style-name="L1">
              <text:list-item>
                <text:p>Light Vegetation</text:p>
              </text:list-item>
            </text:list>
          </draw:text-box>
        </draw:frame>
        <draw:frame draw:style-name="gr5" draw:text-style-name="P3" draw:layer="layout" svg:width="5.6cm" svg:height="2.384cm" svg:x="24.221cm" svg:y="10.916cm">
          <draw:text-box>
            <text:list text:style-name="L1">
              <text:list-item>
                <text:p>Road</text:p>
              </text:list-item>
              <text:list-item>
                <text:p>Open Ground</text:p>
              </text:list-item>
            </text:list>
          </draw:text-box>
        </draw:frame>
        <draw:frame draw:style-name="gr6" draw:text-style-name="P3" draw:layer="layout" svg:width="6.6cm" svg:height="4.517cm" svg:x="1.921cm" svg:y="2.383cm">
          <draw:text-box>
            <text:list text:style-name="L1">
              <text:list-item>
                <text:p>Windows</text:p>
              </text:list-item>
              <text:list-item>
                <text:p>Furniture</text:p>
              </text:list-item>
              <text:list-item>
                <text:p>Medium Cover</text:p>
              </text:list-item>
              <text:list-item>
                <text:p>Rough Terrain</text:p>
              </text:list-item>
            </text:list>
          </draw:text-box>
        </draw:frame>
        <draw:frame draw:style-name="gr4" draw:text-style-name="P3" draw:layer="layout" svg:width="6cm" svg:height="2cm" svg:x="14.921cm" svg:y="10.3cm">
          <draw:text-box>
            <text:list text:style-name="L1">
              <text:list-item>
                <text:p>Light Vegetation</text:p>
              </text:list-item>
            </text:list>
          </draw:text-box>
        </draw:frame>
        <draw:frame draw:style-name="gr4" draw:text-style-name="P3" draw:layer="layout" svg:width="6cm" svg:height="2cm" svg:x="5.721cm" svg:y="10.2cm">
          <draw:text-box>
            <text:list text:style-name="L1">
              <text:list-item>
                <text:p>Light Vegetation</text:p>
              </text:list-item>
            </text:list>
          </draw:text-box>
        </draw:frame>
        <draw:frame draw:style-name="gr7" draw:text-style-name="P2" draw:layer="layout" svg:width="5.269cm" svg:height="0.962cm" svg:x="24.021cm" svg:y="9.7cm">
          <draw:text-box>
            <text:p><text:span text:style-name="T1">Outside Garden</text:span></text:p>
          </draw:text-box>
        </draw:frame>
        <draw:custom-shape draw:style-name="gr8" draw:text-style-name="P4" draw:layer="layout" svg:width="2.3cm" svg:height="2.3cm" svg:x="2.021cm" svg:y="5.979cm">
          <text:p text:style-name="P4">Play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2.3cm" svg:height="2.3cm" svg:x="5.321cm" svg:y="5.9cm">
          <text:p text:style-name="P4">Play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2.3cm" svg:height="2.3cm" svg:x="25.421cm" svg:y="14.5cm">
          <text:p text:style-name="P4">Enem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2.3cm" svg:height="2.3cm" svg:x="9.621cm" svg:y="12.9cm">
          <text:p text:style-name="P4">Enem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2.3cm" svg:height="2.3cm" svg:x="14.021cm" svg:y="5cm">
          <text:p text:style-name="P4">Enem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2.3cm" svg:height="2.3cm" svg:x="5.621cm" svg:y="14cm">
          <text:p text:style-name="P4">Enem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2.3cm" svg:height="2.3cm" svg:x="11.221cm" svg:y="5cm">
          <text:p text:style-name="P4">Play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3.4cm" svg:height="0.962cm" svg:x="20.921cm" svg:y="1.6cm">
          <draw:text-box draw:corner-radius="0.7cm">
            <text:p><text:span text:style-name="T1">Garden</text:span></text:p>
          </draw:text-box>
        </draw:frame>
        <draw:frame draw:style-name="gr4" draw:text-style-name="P3" draw:layer="layout" svg:width="6cm" svg:height="2cm" svg:x="19.321cm" svg:y="2.6cm">
          <draw:text-box>
            <text:list text:style-name="L1">
              <text:list-item>
                <text:p>Light Vegetation</text:p>
              </text:list-item>
            </text:list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Z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1.318cm" fo:page-height="18.7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6-12-18T09:02:48.523127945</meta:creation-date>
    <dc:date>2024-06-09T17:11:41.145061562</dc:date>
    <meta:editing-duration>PT10M19S</meta:editing-duration>
    <meta:editing-cycles>4</meta:editing-cycles>
    <meta:generator>LibreOffice/7.3.7.2$Linux_X86_64 LibreOffice_project/30$Build-2</meta:generator>
    <meta:document-statistic meta:object-count="25"/>
  </office:meta>
</office:document-meta>
</file>